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TableColumn2" style:family="table-column">
      <style:table-column-properties style:column-width="0.6895in"/>
    </style:style>
    <style:style style:name="TableColumn3" style:family="table-column">
      <style:table-column-properties style:column-width="2.3652in"/>
    </style:style>
    <style:style style:name="TableColumn4" style:family="table-column">
      <style:table-column-properties style:column-width="2.8506in"/>
    </style:style>
    <style:style style:name="Table1" style:family="table" style:master-page-name="MPF0">
      <style:table-properties style:width="5.9055in" fo:margin-left="0in" table:align="left"/>
    </style:style>
    <style:style style:name="TableRow5" style:family="table-row">
      <style:table-row-properties style:min-row-height="0.3395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T13" style:parent-style-name="instrukce" style:family="text">
      <style:text-properties style:use-window-font-color="true"/>
    </style:style>
    <style:style style:name="T14" style:parent-style-name="instrukce" style:family="text">
      <style:text-properties style:use-window-font-color="true"/>
    </style:style>
    <style:style style:name="T15" style:parent-style-name="instrukce" style:family="text">
      <style:text-properties style:use-window-font-color="true"/>
    </style:style>
    <style:style style:name="T16" style:parent-style-name="instrukce" style:family="text">
      <style:text-properties style:use-window-font-color="true"/>
    </style:style>
    <style:style style:name="T17" style:parent-style-name="Standardnípísmoodstavce" style:family="text">
      <style:text-properties fo:color="#000000"/>
    </style:style>
    <style:style style:name="T18" style:parent-style-name="instrukce" style:family="text">
      <style:text-properties style:use-window-font-color="true"/>
    </style:style>
    <style:style style:name="P19" style:parent-style-name="Číslovanýseznam" style:family="paragraph"/>
    <style:style style:name="T20" style:parent-style-name="Standardnípísmoodstavce" style:family="text">
      <style:text-properties fo:color="#000000"/>
    </style:style>
    <style:style style:name="T21" style:parent-style-name="Standardnípísmoodstavce" style:family="text">
      <style:text-properties fo:color="#000000"/>
    </style:style>
    <style:style style:name="T22" style:parent-style-name="instrukce" style:family="text">
      <style:text-properties style:use-window-font-color="true"/>
    </style:style>
    <style:style style:name="P23" style:parent-style-name="Normální" style:family="paragraph">
      <style:text-properties fo:background-color="#FFFF00"/>
    </style:style>
    <style:style style:name="P24" style:parent-style-name="Normální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p. zn.</text:p>
            <text:p text:style-name="Normální">Č. j.</text:p>
            <text:p text:style-name="Normální">Datum</text:p>
          </table:table-cell>
          <table:table-cell table:style-name="TableCell11">
            <text:p text:style-name="Normální">K106 36/2020</text:p>
            <text:p text:style-name="Normální">KVOP-19745/2020</text:p>
            <text:p text:style-name="Normální">28.<text:s/>5.<text:s/>2020</text:p>
          </table:table-cell>
          <table:table-cell table:style-name="TableCell12">
            <text:p text:style-name="Normální">Vážený<text:s/>pan<text:s/>a paní</text:p>
            <text:p text:style-name="Normální"><text:span text:style-name="T13">Ing. V.</text:span><text:span text:style-name="T14"><text:s/></text:span><text:span text:style-name="T15">a<text:s/></text:span><text:span text:style-name="T16">M. B.</text:span></text:p>
            <text:p text:style-name="Normální"/>
            <text:p text:style-name="Normální"/>
            <text:p text:style-name="Normální"/>
            <text:p text:style-name="Normální"><text:span text:style-name="Silné">do vlastních rukou</text:span></text:p>
          </table:table-cell>
        </table:table-row>
      </table:table>
      <text:p text:style-name="Základnítext"/>
      <text:h text:style-name="Nadpis1" text:outline-level="1">Sdělení<text:s/>o poskytnutí informace a rozhodnutí o částečném odmítnutí</text:h>
      <text:p text:style-name="Základnítext">Vážení manželé B.,</text:p>
      <text:p text:style-name="Základnítext">dne 13. 5. 2020 byla do Kanceláře veřejného ochránce práv doručena Vaše žádost podle zákona č. 106/1999 Sb., o svobodném přístupu k informacím, ve znění pozdějších předpisů, kterou žádáte o poskytnutí následujících informací:</text:p>
      <text:list text:style-name="LFO18" text:continue-numbering="true">
        <text:list-item>
          <text:p text:style-name="Číslovanýseznam">Uskutečnilo se ze strany ochránce práv jednání s MěÚ Vsetín ohledně problémů s uvedeným hřištěm,</text:p>
        </text:list-item>
        <text:list-item>
          <text:p text:style-name="Číslovanýseznam">v případě, že ano, jaké získal ochránce poznatky,</text:p>
        </text:list-item>
        <text:list-item>
          <text:p text:style-name="Číslovanýseznam">proč si ochránce sám nevyžádal od MěÚ po Vás požadovaný územní souhlas a závazné stanovisko KHS a zda je MěÚ povinen Vám po dohodě termínu ukázat dokumentaci k projektu, tak jako je to při stavebním řízení,</text:p>
        </text:list-item>
        <text:list-item>
          <text:p text:style-name="Číslovanýseznam"><text:span text:style-name="T17">j</text:span>ak lze řešit s odstupem času nebezpečnost uvedeného hřiště, když se málem potvrdilo, že hřiště je nebezpečné, jak jste e-mailem informovali Mgr. Jindřicha Mikuláštíka, protože nedávno se paní B.<text:s/>velmi lekla, když hráč se střelou trefil do sítě vedle ní, když šla po chodníku, včera překopli přes síť míč a dnes pan B.<text:s/>viděl, jak během pěti minut dvakrát hráči přestřelili míček přes síť až na silnici, auto pana B.<text:s/>bylo trefeno těžkým míčem při výjezdu z nedalekého parkoviště, a to v žádném případě nesvědčí o tom, že instalací sítě se zvýšila bezpečnost pro okolí.<text:s/></text:p>
        </text:list-item>
      </text:list>
      <text:p text:style-name="Základnítext">Ve smyslu zákona o svobodném přístupu k informacím, se poskytují níže uvedené informace:</text:p>
      <text:p text:style-name="Základnítext">K bodu č. 1</text:p>
      <text:p text:style-name="Základnítext">Ne</text:p>
      <text:p text:style-name="Základnítext">K bodu č. 2</text:p>
      <text:p text:style-name="Základnítext">Negativní odpověď ve vztahu k bodu 1.</text:p>
      <text:p text:style-name="Základnítext">K bodu č. 3</text:p>
      <text:p text:style-name="Základnítext">Dle ustanovení § 11 odst. 2 zákona o veřejném ochránci práv platí, že pokud se podnět týká rozhodnutí/opatření správního orgánu, stěžovatel předloží jeho stejnopis. Ochránce může po úřadu žádat informace/doklady pouze za situace, že zahájí šetření. V daném případě však ochránce šetření nezahájil.</text:p>
      <text:soft-page-break/>
      <text:p text:style-name="Základnítext">Současně,</text:p>
      <text:p text:style-name="Základnítext">v<text:s/>souladu s § 15 a § 20 odst. 4 písm. a) zákona č. 106/1999 Sb., o svobodném přístupu k informacím, ve znění pozdějších předpisů, ve spojení s § 67 a násl. zákona č. 500/2004 Sb., správního řádu, ve znění pozdějších předpisů,<text:s/><text:span text:style-name="Silné">vydává Kancelář veřejného ochránce práv</text:span><text:s/>jako povinný subjekt podle § 2 odst. 1 zákona o svobodném přístupu k informacím a současně jako osoba pověřená veřejným ochráncem práv k plnění povinností veřejného ochránce práv podle zákona o svobodném přístupu k informacím na základě § 25 odst. 2 zákona č. 349/1999 Sb., o veřejném ochránci práv, ve znění pozdějších předpisů,</text:p>
      <text:h text:style-name="Nadpis1" text:outline-level="1">rozhodnutí,</text:h>
      <text:p text:style-name="Základnítext">kterým se<text:s/><text:span text:style-name="Silné">částečně odmítá</text:span><text:s/>žádost<text:s/>Ing.<text:s/>V. B., nar.<text:s/>X<text:s/>a<text:s/>paní<text:s/>M. B., nar.<text:s/>X,<text:s/>oba<text:s/>trvalé bydliště<text:s/>X<text:s/>(dále jen „žadatelé“),<text:s/>ze dne<text:s/>13. 5.<text:s/>2020<text:s/>podle<text:s/>ustanovení §<text:span text:style-name="T18"><text:s/>2 odst. 4</text:span><text:s/>zákona o svobodném přístupu k informacím.</text:p>
      <text:h text:style-name="Nadpis1" text:outline-level="1">Odůvodnění</text:h>
      <text:p text:style-name="Základnítext">Dne<text:s/>13.<text:s/>5. 2020<text:s/>se na veřejného ochránce práv obrátili<text:s/>žadatelé<text:s/>s žádostí o informace<text:s/>podle zákona o svobodném přístupu k informacím.</text:p>
      <text:p text:style-name="Základnítext">Požadovali<text:s/>následující informace:</text:p>
      <text:list text:style-name="LFO18">
        <text:list-item text:start-value="1">
          <text:p text:style-name="P19">Uskutečnilo se ze strany ochránce práv jednání s MěÚ Vsetín ohledně problémů<text:s/><text:s/>s uvedeným hřištěm,</text:p>
        </text:list-item>
        <text:list-item>
          <text:p text:style-name="Číslovanýseznam"><text:span text:style-name="T20">v</text:span> případě, že ano, jaké získal ochránce poznatky,</text:p>
        </text:list-item>
        <text:list-item>
          <text:p text:style-name="Číslovanýseznam">proč si ochránce sám nevyžádal od MěÚ po Vás požadovaný územní souhlas a závazné stanovisko KHS a zda je MěÚ povinen Vám po dohodě termínu ukázat dokumentaci k projektu, tak jako je to při stavebním řízení,</text:p>
        </text:list-item>
        <text:list-item>
          <text:p text:style-name="Číslovanýseznam"><text:span text:style-name="T21">j</text:span>ak lze řešit s odstupem času nebezpečnost uvedeného hřiště, když se málem potvrdilo, že hřiště je nebezpečné, jak jste e-mailem informovali Mgr. Jindřicha Mikuláštíka, protože nedávno se paní B.<text:s/>velmi lekla, když hráč se střelou trefil do sítě vedle ní, když šla po chodníku, včera překopli přes síť míč a dnes pan B.<text:s/>viděl, jak během pěti minut dvakrát hráči přestřelili míček přes síť až na silnici, auto pana B.<text:s/>bylo trefeno těžkým míčem při výjezdu z nedalekého parkoviště, a to v žádném případě nesvědčí o tom, že instalací sítě se zvýšila bezpečnost pro okolí.<text:s/></text:p>
        </text:list-item>
      </text:list>
      <text:p text:style-name="Základnítext">V souladu s ustanovením<text:s/>§<text:span text:style-name="T22"><text:s/>2 odst. 4</text:span><text:s/>zákona o svobodném přístupu k informacím<text:s/>byla žádost částečně odmítnuta<text:s/>u<text:s/>bodu<text:s/>(4), neboť se povinnost poskytovat informace netýká dotazů na názory, budoucí rozhodnutí a vytváření nových informací. Vznesený dotaz<text:s/>(bod 4)<text:s/>je žádostí o vyslovení právního doporučení. Jedná se tedy o vytvoření nové informace, kterou nelze dle zákona o svobodném přístupu k informacím poskytnout.<text:s/></text:p>
      <text:p text:style-name="Základnítext">Veškeré ostatní požadované informace<text:s/>(body 1 -3)<text:s/>byly žadatelům<text:s/>poskytnuty<text:s/>a doručeny spolu s tímto rozhodnutím.</text:p>
      <text:soft-page-break/>
      <text:h text:style-name="Nadpis1" text:outline-level="1">Poučení</text:h>
      <text:p text:style-name="Základnítext">Proti tomuto rozhodnutí lze podle § 16 zákona o svobodném přístupu k informacím podat ve lhůtě 15 dnů od jeho doručení odvolání k Úřadu pro ochranu osobních údajů prostřednictvím Kanceláře veřejného ochránce práv.</text:p>
      <text:p text:style-name="P23"/>
      <text:p text:style-name="P24"/>
      <text:p text:style-name="podpis">JUDr. Pavel Pořízek, Ph.D.</text:p>
      <text:p text:style-name="podpis">vedoucí Kanceláře veřejného ochránce práv</text:p>
      <text:p text:style-name="podpis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top="0.3333in" fo:margin-bottom="0.1666in" fo:line-height="105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 fo:margin-top="0.25in" fo:line-height="105%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Calibri" fo:font-weight="bold" style:font-weight-asian="bold" fo:font-style="normal" style:font-style-asian="normal" style:text-line-through-type="none" fo:color="#008576" style:text-position="super 65.2%" fo:font-size="11.5pt" style:font-size-asian="11.5pt"/>
    </style:style>
    <style:style style:name="Hypertextovýodkaz" style:display-name="Hypertextový odkaz" style:family="text">
      <style:text-properties style:font-name="Calibri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výraznění" style:display-name="Zvý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>
      <style:text-properties style:font-name="Calibri" fo:font-size="11.5pt" style:font-size-asian="11.5pt" style:font-size-complex="12pt"/>
    </style:style>
    <style:style style:name="Textpozn.podčarouChar" style:display-name="Text pozn. pod čarou Char" style:family="text">
      <style:text-properties style:font-name="Calibri"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style:font-name="Calibri" fo:font-weight="bold" style:font-weight-asian="bold" fo:color="#008576" fo:font-size="12pt" style:font-size-asian="12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>
      <style:text-properties style:font-name="Calibri" fo:font-size="11pt" style:font-size-asian="11pt" style:font-size-complex="12pt"/>
    </style:style>
    <style:style style:name="E" style:family="paragraph">
      <style:text-properties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style:font-name-asian="Calibri" fo:font-size="11pt" style:font-size-asian="11pt" style:font-size-complex="11pt" fo:hyphenate="false"/>
    </style:style>
    <style:style style:name="ProstýtextChar" style:display-name="Prostý text Char" style:family="text">
      <style:text-properties style:font-name="Calibri" style:font-name-asian="Calibri" fo:font-size="11pt" style:font-size-asian="11pt" style:font-size-complex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65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7728" draw:style-name="a0" draw:name="Obrázek 1" text:anchor-type="paragraph" svg:x="0.45278in" svg:y="0.45278in" svg:width="3.13403in" svg:height="0.57083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Kancelář veřejného ochránce práv, Údolní 39, 602 00 Brno, tel.: (+420) 542 542 111</text:p>
        <text:p text:style-name="kontakt">podatelna@ochrance.cz,<text:s/>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subject/>
    <meta:initial-creator>Půček Pavel Mgr.</meta:initial-creator>
    <dc:creator>Bádrová Pavlína Mgr.</dc:creator>
    <meta:creation-date>2020-05-29T10:18:00Z</meta:creation-date>
    <dc:date>2020-05-29T10:21:00Z</dc:date>
    <meta:print-date>2020-05-28T06:53:00Z</meta:print-date>
    <meta:template xlink:href="06_odmítnutí" xlink:type="simple"/>
    <meta:editing-cycles>4</meta:editing-cycles>
    <meta:editing-duration>PT180S</meta:editing-duration>
    <meta:user-defined meta:name="ContentTypeId">0x010100D3A71DC738674B4893D02C4CA0E22FAC</meta:user-defined>
    <meta:user-defined meta:name="datum vzniku"/>
    <meta:document-statistic meta:page-count="3" meta:paragraph-count="9" meta:word-count="662" meta:character-count="4559" meta:row-count="32" meta:non-whitespace-character-count="3906"/>
  </office:meta>
</office:document-meta>
</file>